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d9ef" officeooo:paragraph-rsid="0000d9ef"/>
    </style:style>
    <style:style style:name="P2" style:family="paragraph" style:parent-style-name="Standard" style:list-style-name="L1">
      <style:text-properties officeooo:rsid="0000d9ef" officeooo:paragraph-rsid="0000d9ef"/>
    </style:style>
    <style:style style:name="P3" style:family="paragraph" style:parent-style-name="Standard" style:list-style-name="L1">
      <style:text-properties officeooo:rsid="000123a1" officeooo:paragraph-rsid="000123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546894310826571364" text:style-name="L1">
        <text:list-item>
          <text:p text:style-name="P2">RENOWACJA FELG DO SAMOCHODÓW CIĘŻAROWYCH OBEJMUJE PIASKOWANIE ORAZ MALOWANIE PROSZKOWE NA WYBRANY WCZEŚNIEJ KOLOR.</text:p>
        </text:list-item>
        <text:list-item>
          <text:p text:style-name="P3">RENOWACJI PODLEGA CAŁA FELGA, NIE TYLKO PRZÓD.</text:p>
        </text:list-item>
        <text:list-item>
          <text:p text:style-name="P3">MALOWANIE PROSZKOWE JEST DUŻO TRWALSZE NIŻ STANDARDOWE.</text:p>
        </text:list-item>
        <text:list-item>
          <text:p text:style-name="P2">MOŻLIWOŚĆ MONTAŻU I DEMONTAŻU OPON ORAZ WYWAŻENIA.</text:p>
        </text:list-item>
        <text:list-item>
          <text:p text:style-name="P2">MOŻLIWOŚĆ ODBIORU KÓŁ OD KLIENTA I DOSTARCZENIE KÓŁ PO RENOWACJI PRZYGOTOWANYCH DO ZAŁOŻENIA.</text:p>
        </text:list-item>
        <text:list-item>
          <text:p text:style-name="P2">DODAJEMY NOWY WENTYL GRATIS!</text:p>
        </text:list-item>
        <text:list-item>
          <text:p text:style-name="P2">SZYBKI CZAS REALIZACJ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6:38:26.481000000</meta:creation-date>
    <dc:date>2018-02-12T17:40:53.570000000</dc:date>
    <meta:editing-duration>PT21M42S</meta:editing-duration>
    <meta:editing-cycles>2</meta:editing-cycles>
    <meta:generator>LibreOffice/5.1.4.2$Windows_x86 LibreOffice_project/f99d75f39f1c57ebdd7ffc5f42867c12031db97a</meta:generator>
    <meta:document-statistic meta:table-count="0" meta:image-count="0" meta:object-count="0" meta:page-count="1" meta:paragraph-count="7" meta:word-count="62" meta:character-count="416" meta:non-whitespace-character-count="368"/>
  </office:meta>
</office:document-meta>
</file>